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5" style:family="table-column">
      <style:table-column-properties fo:break-before="auto" style:column-width="4.71cm"/>
    </style:style>
    <style:style style:name="co4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209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2.94cm"/>
    </style:style>
    <style:style style:name="co9" style:family="table-column">
      <style:table-column-properties fo:break-before="auto" style:column-width="3.54cm"/>
    </style:style>
    <style:style style:name="co13" style:family="table-column">
      <style:table-column-properties fo:break-before="auto" style:column-width="4.547cm"/>
    </style:style>
    <style:style style:name="co11" style:family="table-column">
      <style:table-column-properties fo:break-before="auto" style:column-width="6.452cm"/>
    </style:style>
    <style:style style:name="co12" style:family="table-column">
      <style:table-column-properties fo:break-before="auto" style:column-width="3.812cm"/>
    </style:style>
    <style:style style:name="co14" style:family="table-column">
      <style:table-column-properties fo:break-before="auto" style:column-width="3.593cm"/>
    </style:style>
    <style:style style:name="co15" style:family="table-column">
      <style:table-column-properties fo:break-before="auto" style:column-width="2.967cm"/>
    </style:style>
    <style:style style:name="co16" style:family="table-column">
      <style:table-column-properties fo:break-before="auto" style:column-width="3.022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4.738cm"/>
    </style:style>
    <style:style style:name="co19" style:family="table-column">
      <style:table-column-properties fo:break-before="auto" style:column-width="3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4" style:family="table-cell" style:parent-style-name="Default" style:data-style-name="N81"/>
    <style:style style:name="ce2" style:family="table-cell" style:parent-style-name="Default" style:data-style-name="N81"/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yscale 1000x1000" table:style-name="ta1">
        <table:shapes>
          <draw:frame draw:z-index="0" draw:style-name="gr1" draw:text-style-name="P1" svg:width="16.001cm" svg:height="9.005cm" svg:x="13.17cm" svg:y="9.907cm">
            <draw:object draw:notify-on-update-of-ranges="'grayscale 1000x1000'.M6:'grayscale 1000x1000'.M8 'grayscale 1000x1000'.N5:'grayscale 1000x1000'.N5 'grayscale 1000x1000'.N6:'grayscale 1000x1000'.N8 'grayscale 1000x1000'.O5:'grayscale 1000x1000'.O5 'grayscale 1000x1000'.O6:'grayscale 1000x1000'.O8 'grayscale 1000x1000'.P5:'grayscale 1000x1000'.P5 'grayscale 1000x1000'.P6:'grayscale 1000x1000'.P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2cm" svg:height="9.004cm" svg:x="30.601cm" svg:y="10.067cm">
            <draw:object draw:notify-on-update-of-ranges="'grayscale 1000x1000'.M12:'grayscale 1000x1000'.M14 'grayscale 1000x1000'.N11:'grayscale 1000x1000'.N11 'grayscale 1000x1000'.N12:'grayscale 1000x1000'.N14 'grayscale 1000x1000'.O11:'grayscale 1000x1000'.O11 'grayscale 1000x1000'.O12:'grayscale 1000x1000'.O14 'grayscale 1000x1000'.P11:'grayscale 1000x1000'.P11 'grayscale 1000x1000'.P12:'grayscale 1000x1000'.P14 'grayscale 1000x1000'.Q11:'grayscale 1000x1000'.Q11 'grayscale 1000x1000'.Q12:'grayscale 1000x1000'.Q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4" table:number-columns-repeated="14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2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46933" calcext:value-type="float">
            <text:p>4,69E+04</text:p>
          </table:table-cell>
          <table:table-cell table:formula="of:=[.B5]/(1000*1000*(1-[.A5]))" office:value-type="float" office:value="0.0722046153846154" calcext:value-type="float">
            <text:p>0,0722046153846154</text:p>
          </table:table-cell>
          <table:table-cell office:value-type="float" office:value="338.4" calcext:value-type="float">
            <text:p>338,4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table:style-name="ce3" office:value-type="string" calcext:value-type="string">
            <text:p>SVT</text:p>
          </table:table-cell>
          <table:table-cell table:style-name="ce3" office:value-type="string" calcext:value-type="string">
            <text:p>TNNM</text:p>
          </table:table-cell>
          <table:table-cell table:style-name="ce3" office:value-type="string" calcext:value-type="string">
            <text:p>LMAFIT </text:p>
          </table:table-cell>
          <table:table-cell table:style-name="ce3" office:value-type="string" calcext:value-type="string">
            <text:p>ASD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31460" calcext:value-type="float">
            <text:p>3,15E+04</text:p>
          </table:table-cell>
          <table:table-cell table:formula="of:=[.B6]/(1000*1000*(1-[.A6]))" office:value-type="float" office:value="0.0572" calcext:value-type="float">
            <text:p>0,0572</text:p>
          </table:table-cell>
          <table:table-cell office:value-type="float" office:value="510.3" calcext:value-type="float">
            <text:p>510,3</text:p>
          </table:table-cell>
          <table:table-cell office:value-type="float" office:value="118" calcext:value-type="float">
            <text:p>118</text:p>
          </table:table-cell>
          <table:table-cell table:number-columns-repeated="7"/>
          <table:table-cell office:value-type="float" office:value="0.35" calcext:value-type="float">
            <text:p>0,35</text:p>
          </table:table-cell>
          <table:table-cell table:style-name="ce2" office:value-type="float" office:value="46933" calcext:value-type="float">
            <text:p>4,69E+04</text:p>
          </table:table-cell>
          <table:table-cell table:style-name="ce2" office:value-type="float" office:value="7698.6" calcext:value-type="float">
            <text:p>7,70E+03</text:p>
          </table:table-cell>
          <table:table-cell table:style-name="ce2" office:value-type="float" office:value="8033.6" calcext:value-type="float">
            <text:p>8,03E+03</text:p>
          </table:table-cell>
          <table:table-cell office:value-type="string" calcext:value-type="string">
            <text:p>3.9743e+07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12450" calcext:value-type="float">
            <text:p>1,25E+04</text:p>
          </table:table-cell>
          <table:table-cell table:formula="of:=[.B7]/(1000*1000*(1-[.A7]))" office:value-type="float" office:value="0.031125" calcext:value-type="float">
            <text:p>0,031125</text:p>
          </table:table-cell>
          <table:table-cell office:value-type="float" office:value="1673.8" calcext:value-type="float">
            <text:p>1673,8</text:p>
          </table:table-cell>
          <table:table-cell office:value-type="float" office:value="299" calcext:value-type="float">
            <text:p>299</text:p>
          </table:table-cell>
          <table:table-cell table:number-columns-repeated="7"/>
          <table:table-cell office:value-type="float" office:value="0.45" calcext:value-type="float">
            <text:p>0,45</text:p>
          </table:table-cell>
          <table:table-cell table:style-name="ce2" office:value-type="float" office:value="31460" calcext:value-type="float">
            <text:p>3,15E+04</text:p>
          </table:table-cell>
          <table:table-cell table:style-name="ce2" office:value-type="float" office:value="5297.4" calcext:value-type="float">
            <text:p>5,30E+03</text:p>
          </table:table-cell>
          <table:table-cell table:style-name="ce2" office:value-type="float" office:value="6402.5" calcext:value-type="float">
            <text:p>6,40E+03</text:p>
          </table:table-cell>
          <table:table-cell office:value-type="string" calcext:value-type="string">
            <text:p>6.0910e+07</text:p>
          </table:table-cell>
        </table:table-row>
        <table:table-row table:style-name="ro1">
          <table:table-cell table:number-columns-repeated="12"/>
          <table:table-cell office:value-type="float" office:value="0.6" calcext:value-type="float">
            <text:p>0,6</text:p>
          </table:table-cell>
          <table:table-cell table:style-name="ce2" office:value-type="float" office:value="12450" calcext:value-type="float">
            <text:p>1,25E+04</text:p>
          </table:table-cell>
          <table:table-cell table:style-name="ce2" office:value-type="float" office:value="3583.2" calcext:value-type="float">
            <text:p>3,58E+03</text:p>
          </table:table-cell>
          <table:table-cell table:style-name="ce2" office:value-type="float" office:value="5347.8" calcext:value-type="float">
            <text:p>5,35E+03</text:p>
          </table:table-cell>
          <table:table-cell/>
        </table:table-row>
        <table:table-row table:style-name="ro1">
          <table:table-cell office:value-type="string" calcext:value-type="string">
            <text:p>TNNM – 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  <table:table-cell office:value-type="string" calcext:value-type="string">
            <text:p>ASD 600</text:p>
          </table:table-cell>
          <table:table-cell table:number-columns-repeated="9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7698.6" calcext:value-type="float">
            <text:p>7,70E+03</text:p>
          </table:table-cell>
          <table:table-cell table:formula="of:=[.B11]/(1000*1000*(1-[.A11]))" office:value-type="float" office:value="0.011844" calcext:value-type="float">
            <text:p>0,011844</text:p>
          </table:table-cell>
          <table:table-cell office:value-type="float" office:value="824" calcext:value-type="float">
            <text:p>82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  <table:table-cell table:style-name="ce3" office:value-type="string" calcext:value-type="string">
            <text:p>SVT</text:p>
          </table:table-cell>
          <table:table-cell table:style-name="ce3" office:value-type="string" calcext:value-type="string">
            <text:p>TNNM</text:p>
          </table:table-cell>
          <table:table-cell table:style-name="ce3" office:value-type="string" calcext:value-type="string">
            <text:p>LMAFIT </text:p>
          </table:table-cell>
          <table:table-cell table:style-name="ce3" office:value-type="string" calcext:value-type="string">
            <text:p>ASD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5297.4" calcext:value-type="float">
            <text:p>5,30E+03</text:p>
          </table:table-cell>
          <table:table-cell table:formula="of:=[.B12]/(1000*1000*(1-[.A12]))" office:value-type="float" office:value="0.00963163636363636" calcext:value-type="float">
            <text:p>0,00963163636363636</text:p>
          </table:table-cell>
          <table:table-cell office:value-type="float" office:value="497.51" calcext:value-type="float">
            <text:p>497,5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35" calcext:value-type="float">
            <text:p>0,35</text:p>
          </table:table-cell>
          <table:table-cell office:value-type="string" calcext:value-type="string">
            <text:p>9.4486e+07</text:p>
          </table:table-cell>
          <table:table-cell office:value-type="float" office:value="82.544" calcext:value-type="float">
            <text:p>82,544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338.4" calcext:value-type="float">
            <text:p>338,4</text:p>
          </table:table-cell>
          <table:table-cell office:value-type="float" office:value="824" calcext:value-type="float">
            <text:p>824</text:p>
          </table:table-cell>
          <table:table-cell office:value-type="float" office:value="234.73" calcext:value-type="float">
            <text:p>234,73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3583.2" calcext:value-type="float">
            <text:p>3,58E+03</text:p>
          </table:table-cell>
          <table:table-cell table:formula="of:=[.B13]/(1000*1000*(1-[.A13]))" office:value-type="float" office:value="0.008958" calcext:value-type="float">
            <text:p>0,008958</text:p>
          </table:table-cell>
          <table:table-cell office:value-type="float" office:value="349.75" calcext:value-type="float">
            <text:p>349,7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string" calcext:value-type="string">
            <text:p>6.0910e+07</text:p>
          </table:table-cell>
          <table:table-cell office:value-type="float" office:value="328.32" calcext:value-type="float">
            <text:p>328,32</text:p>
          </table:table-cell>
          <table:table-cell office:value-type="float" office:value="2107" calcext:value-type="float">
            <text:p>2107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510.3" calcext:value-type="float">
            <text:p>510,3</text:p>
          </table:table-cell>
          <table:table-cell office:value-type="float" office:value="497.51" calcext:value-type="float">
            <text:p>497,51</text:p>
          </table:table-cell>
          <table:table-cell office:value-type="float" office:value="341.9055" calcext:value-type="float">
            <text:p>341,9055</text:p>
          </table:table-cell>
          <table:table-cell office:value-type="float" office:value="328.32" calcext:value-type="float">
            <text:p>328,32</text:p>
          </table:table-cell>
        </table:table-row>
        <table:table-row table:style-name="ro1">
          <table:table-cell table:number-columns-repeated="7"/>
          <table:table-cell office:value-type="float" office:value="0.6" calcext:value-type="float">
            <text:p>0,6</text:p>
          </table:table-cell>
          <table:table-cell table:number-columns-repeated="4"/>
          <table:table-cell office:value-type="float" office:value="0.6" calcext:value-type="float">
            <text:p>0,6</text:p>
          </table:table-cell>
          <table:table-cell office:value-type="float" office:value="1673.8" calcext:value-type="float">
            <text:p>1673,8</text:p>
          </table:table-cell>
          <table:table-cell office:value-type="float" office:value="349.75" calcext:value-type="float">
            <text:p>349,75</text:p>
          </table:table-cell>
          <table:table-cell office:value-type="float" office:value="48.3124" calcext:value-type="float">
            <text:p>48,3124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MAFIT 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office:value-type="string" calcext:value-type="string">
            <text:p>rang</text:p>
          </table:table-cell>
          <table:table-cell table:number-columns-repeated="11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8033.6" calcext:value-type="float">
            <text:p>8,03E+03</text:p>
          </table:table-cell>
          <table:table-cell table:formula="of:=[.B18]/(1000*1000*(1-[.A18]))" office:value-type="float" office:value="0.0123593846153846" calcext:value-type="float">
            <text:p>0,0123593846153846</text:p>
          </table:table-cell>
          <table:table-cell office:value-type="float" office:value="234.73" calcext:value-type="float">
            <text:p>234,73</text:p>
          </table:table-cell>
          <table:table-cell office:value-type="float" office:value="15610" calcext:value-type="float">
            <text:p>1561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ASD 400</text:p>
          </table:table-cell>
          <table:table-cell table:number-columns-repeated="9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6402.5" calcext:value-type="float">
            <text:p>6,40E+03</text:p>
          </table:table-cell>
          <table:table-cell table:formula="of:=[.B19]/(1000*1000*(1-[.A19]))" office:value-type="float" office:value="0.0116409090909091" calcext:value-type="float">
            <text:p>0,0116409090909091</text:p>
          </table:table-cell>
          <table:table-cell office:value-type="float" office:value="341.9055" calcext:value-type="float">
            <text:p>341,9055</text:p>
          </table:table-cell>
          <table:table-cell office:value-type="float" office:value="20730" calcext:value-type="float">
            <text:p>20730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5347.8" calcext:value-type="float">
            <text:p>5,35E+03</text:p>
          </table:table-cell>
          <table:table-cell table:formula="of:=[.B20]/(1000*1000*(1-[.A20]))" office:value-type="float" office:value="0.0133695" calcext:value-type="float">
            <text:p>0,0133695</text:p>
          </table:table-cell>
          <table:table-cell office:value-type="float" office:value="48.3124" calcext:value-type="float">
            <text:p>48,3124</text:p>
          </table:table-cell>
          <table:table-cell office:value-type="float" office:value="2907" calcext:value-type="float">
            <text:p>290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string" calcext:value-type="string">
            <text:p>3.9743e+07</text:p>
          </table:table-cell>
          <table:table-cell office:value-type="float" office:value="1012" calcext:value-type="float">
            <text:p>1012</text:p>
          </table:table-cell>
          <table:table-cell office:value-type="float" office:value="9095" calcext:value-type="float">
            <text:p>9095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45" calcext:value-type="float">
            <text:p>0,4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float" office:value="0.6" calcext:value-type="float">
            <text:p>0,6</text:p>
          </table:table-cell>
          <table:table-cell table:number-columns-repeated="9"/>
        </table:table-row>
        <table:table-row table:style-name="ro1" table:number-rows-repeated="20">
          <table:table-cell table:number-columns-repeated="17"/>
        </table:table-row>
        <table:table-row table:style-name="ro1">
          <table:table-cell office:value-type="string" calcext:value-type="string">
            <text:p>LMAFIT 6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3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string" calcext:value-type="string">
            <text:p>9.8803e+04</text:p>
          </table:table-cell>
          <table:table-cell office:value-type="string" calcext:value-type="string">
            <text:p>22.0880</text:p>
          </table:table-cell>
          <table:table-cell office:value-type="float" office:value="83" calcext:value-type="float">
            <text:p>83</text:p>
          </table:table-cell>
          <table:table-cell table:number-columns-repeated="13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string" calcext:value-type="string">
            <text:p>8.9646e+04</text:p>
          </table:table-cell>
          <table:table-cell office:value-type="string" calcext:value-type="string">
            <text:p>46.2236</text:p>
          </table:table-cell>
          <table:table-cell office:value-type="float" office:value="151" calcext:value-type="float">
            <text:p>151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string" calcext:value-type="string">
            <text:p>7.4420e+04</text:p>
          </table:table-cell>
          <table:table-cell office:value-type="string" calcext:value-type="string">
            <text:p>155.5143</text:p>
          </table:table-cell>
          <table:table-cell office:value-type="float" office:value="483" calcext:value-type="float">
            <text:p>48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MAFIT 4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3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string" calcext:value-type="string">
            <text:p>9.1765e+04</text:p>
          </table:table-cell>
          <table:table-cell office:value-type="string" calcext:value-type="string">
            <text:p><text:s/>67.1838</text:p>
          </table:table-cell>
          <table:table-cell office:value-type="float" office:value="398" calcext:value-type="float">
            <text:p>398</text:p>
          </table:table-cell>
          <table:table-cell table:number-columns-repeated="13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string" calcext:value-type="string">
            <text:p>8.0442e+04</text:p>
          </table:table-cell>
          <table:table-cell office:value-type="string" calcext:value-type="string">
            <text:p>188.0876</text:p>
          </table:table-cell>
          <table:table-cell office:value-type="float" office:value="1022" calcext:value-type="float">
            <text:p>1022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string" calcext:value-type="string">
            <text:p>ne konvergira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LMAFIT 3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3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string" calcext:value-type="string">
            <text:p>8.3933e+04</text:p>
          </table:table-cell>
          <table:table-cell office:value-type="string" calcext:value-type="string">
            <text:p>173.3061</text:p>
          </table:table-cell>
          <table:table-cell office:value-type="float" office:value="1396" calcext:value-type="float">
            <text:p>1396</text:p>
          </table:table-cell>
          <table:table-cell table:number-columns-repeated="13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string" calcext:value-type="string">
            <text:p>6.9521e+04</text:p>
          </table:table-cell>
          <table:table-cell office:value-type="string" calcext:value-type="string">
            <text:p>1487.2</text:p>
          </table:table-cell>
          <table:table-cell office:value-type="float" office:value="12245" calcext:value-type="float">
            <text:p>12245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string" calcext:value-type="string">
            <text:p>ne konvergira</text:p>
          </table:table-cell>
          <table:table-cell table:number-columns-repeated="15"/>
        </table:table-row>
      </table:table>
      <table:table table:name="grayscale 300x300 preprost motiv" table:style-name="ta1"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4912.5" calcext:value-type="float">
            <text:p>4,91E+03</text:p>
          </table:table-cell>
          <table:table-cell table:formula="of:=[.B5]/(300*300*(1-[.A5]))" office:value-type="float" office:value="0.083974358974359" calcext:value-type="float">
            <text:p>0,083974358974359</text:p>
          </table:table-cell>
          <table:table-cell office:value-type="float" office:value="155.07" calcext:value-type="float">
            <text:p>155,07</text:p>
          </table:table-cell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2110.4" calcext:value-type="float">
            <text:p>2,11E+03</text:p>
          </table:table-cell>
          <table:table-cell table:formula="of:=[.B6]/(300*300*(1-[.A6]))" office:value-type="float" office:value="0.0426343434343434" calcext:value-type="float">
            <text:p>0,0426343434343434</text:p>
          </table:table-cell>
          <table:table-cell office:value-type="float" office:value="296" calcext:value-type="float">
            <text:p>29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string" calcext:value-type="string">
            <text:p>Ce povecamo regulacijsko mejo je rezultat boljsi, 12(n1 + n2)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1029" calcext:value-type="float">
            <text:p>1,03E+03</text:p>
          </table:table-cell>
          <table:table-cell table:formula="of:=[.B7]/(300*300*(1-[.A7]))" office:value-type="float" office:value="0.0285833333333333" calcext:value-type="float">
            <text:p>0,0285833333333333</text:p>
          </table:table-cell>
          <table:table-cell office:value-type="float" office:value="452.58" calcext:value-type="float">
            <text:p>452,58</text:p>
          </table:table-cell>
          <table:table-cell office:value-type="float" office:value="1685" calcext:value-type="float">
            <text:p>1685</text:p>
          </table:table-cell>
          <table:table-cell table:number-columns-repeated="2"/>
        </table:table-row>
        <table:table-row table:style-name="ro1">
          <table:table-cell office:value-type="float" office:value="0.9363" calcext:value-type="float">
            <text:p>0,9363</text:p>
          </table:table-cell>
          <table:table-cell table:style-name="ce2" office:value-type="float" office:value="2987.2" calcext:value-type="float">
            <text:p>2,99E+03</text:p>
          </table:table-cell>
          <table:table-cell table:formula="of:=[.B8]/(300*300*(1-[.A8]))" office:value-type="float" office:value="0.521053549624978" calcext:value-type="float">
            <text:p>0,521053549624978</text:p>
          </table:table-cell>
          <table:table-cell office:value-type="float" office:value="594.32" calcext:value-type="float">
            <text:p>594,32</text:p>
          </table:table-cell>
          <table:table-cell office:value-type="float" office:value="2328" calcext:value-type="float">
            <text:p>2328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1513.8" calcext:value-type="float">
            <text:p>1,51E+03</text:p>
          </table:table-cell>
          <table:table-cell table:formula="of:=[.B14]/(300*300*(1-[.A14]))" office:value-type="float" office:value="0.0258769230769231" calcext:value-type="float">
            <text:p>0,0258769230769231</text:p>
          </table:table-cell>
          <table:table-cell office:value-type="float" office:value="51.73" calcext:value-type="float">
            <text:p>51,7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1148.1" calcext:value-type="float">
            <text:p>1,15E+03</text:p>
          </table:table-cell>
          <table:table-cell table:formula="of:=[.B15]/(300*300*(1-[.A15]))" office:value-type="float" office:value="0.0231939393939394" calcext:value-type="float">
            <text:p>0,023193939393939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637.8261" calcext:value-type="float">
            <text:p>6,38E+02</text:p>
          </table:table-cell>
          <table:table-cell table:formula="of:=[.B16]/(300*300*(1-[.A16]))" office:value-type="float" office:value="0.0177173916666667" calcext:value-type="float">
            <text:p>0,0177173916666667</text:p>
          </table:table-cell>
          <table:table-cell office:value-type="float" office:value="40.88" calcext:value-type="float">
            <text:p>40,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.9363" calcext:value-type="float">
            <text:p>0,9363</text:p>
          </table:table-cell>
          <table:table-cell office:value-type="float" office:value="218.32" calcext:value-type="float">
            <text:p>218,32</text:p>
          </table:table-cell>
          <table:table-cell table:formula="of:=[.B17]/(300*300*(1-[.A17]))" office:value-type="float" office:value="0.0380812837955695" calcext:value-type="float">
            <text:p>0,0380812837955695</text:p>
          </table:table-cell>
          <table:table-cell office:value-type="float" office:value="33.45" calcext:value-type="float">
            <text:p>33,4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lika z besedilom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office:value-type="string" calcext:value-type="string">
            <text:p>Uporabljen rang</text:p>
          </table:table-cell>
          <table:table-cell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2256.5" calcext:value-type="float">
            <text:p>2,26E+03</text:p>
          </table:table-cell>
          <table:table-cell table:formula="of:=[.B23]/(300*300*(1-[.A23]))" office:value-type="float" office:value="0.0385726495726496" calcext:value-type="float">
            <text:p>0,0385726495726496</text:p>
          </table:table-cell>
          <table:table-cell office:value-type="float" office:value="2.7942" calcext:value-type="float">
            <text:p>2,7942</text:p>
          </table:table-cell>
          <table:table-cell office:value-type="float" office:value="3791" calcext:value-type="float">
            <text:p>379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1704.2" calcext:value-type="float">
            <text:p>1,70E+03</text:p>
          </table:table-cell>
          <table:table-cell table:formula="of:=[.B24]/(300*300*(1-[.A24]))" office:value-type="float" office:value="0.0344282828282828" calcext:value-type="float">
            <text:p>0,0344282828282828</text:p>
          </table:table-cell>
          <table:table-cell office:value-type="float" office:value="4.5304" calcext:value-type="float">
            <text:p>4,5304</text:p>
          </table:table-cell>
          <table:table-cell office:value-type="float" office:value="5238" calcext:value-type="float">
            <text:p>523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782.1129" calcext:value-type="float">
            <text:p>7,82E+02</text:p>
          </table:table-cell>
          <table:table-cell table:formula="of:=[.B25]/(300*300*(1-[.A25]))" office:value-type="float" office:value="0.0217253583333333" calcext:value-type="float">
            <text:p>0,0217253583333333</text:p>
          </table:table-cell>
          <table:table-cell office:value-type="float" office:value="4.1445" calcext:value-type="float">
            <text:p>4,1445</text:p>
          </table:table-cell>
          <table:table-cell office:value-type="float" office:value="2519" calcext:value-type="float">
            <text:p>2519</text:p>
          </table:table-cell>
          <table:table-cell office:value-type="float" office:value="23" calcext:value-type="float">
            <text:p>23</text:p>
          </table:table-cell>
          <table:table-cell/>
        </table:table-row>
      </table:table>
      <table:table table:name="grayscale 300x300 kompleksen motiv" table:style-name="ta1">
        <table:shapes>
          <draw:frame draw:z-index="0" draw:style-name="gr1" draw:text-style-name="P1" svg:width="15.999cm" svg:height="8.999cm" svg:x="34.885cm" svg:y="0.897cm">
            <draw:object draw:notify-on-update-of-ranges="'grayscale 300x300 kompleksen motiv'.G6:'grayscale 300x300 kompleksen motiv'.G8 'grayscale 300x300 kompleksen motiv'.H5:'grayscale 300x300 kompleksen motiv'.H5 'grayscale 300x300 kompleksen motiv'.H6:'grayscale 300x300 kompleksen motiv'.H8 'grayscale 300x300 kompleksen motiv'.I5:'grayscale 300x300 kompleksen motiv'.I5 'grayscale 300x300 kompleksen motiv'.I6:'grayscale 300x300 kompleksen motiv'.I8 'grayscale 300x300 kompleksen motiv'.J5:'grayscale 300x300 kompleksen motiv'.J5 'grayscale 300x300 kompleksen motiv'.J6:'grayscale 300x300 kompleksen motiv'.J8 'grayscale 300x300 kompleksen motiv'.K5:'grayscale 300x300 kompleksen motiv'.K5 'grayscale 300x300 kompleksen motiv'.K6:'grayscale 300x300 kompleksen motiv'.K8 'grayscale 300x300 kompleksen motiv'.L5:'grayscale 300x300 kompleksen motiv'.L5 'grayscale 300x300 kompleksen motiv'.L6:'grayscale 300x300 kompleksen motiv'.L8 'grayscale 300x300 kompleksen motiv'.M5:'grayscale 300x300 kompleksen motiv'.M5 'grayscale 300x300 kompleksen motiv'.M6:'grayscale 300x300 kompleksen motiv'.M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18.828cm" svg:y="8.201cm">
            <draw:object draw:notify-on-update-of-ranges="'grayscale 300x300 kompleksen motiv'.G13:'grayscale 300x300 kompleksen motiv'.G15 'grayscale 300x300 kompleksen motiv'.H12:'grayscale 300x300 kompleksen motiv'.H12 'grayscale 300x300 kompleksen motiv'.H13:'grayscale 300x300 kompleksen motiv'.H15 'grayscale 300x300 kompleksen motiv'.I12:'grayscale 300x300 kompleksen motiv'.I12 'grayscale 300x300 kompleksen motiv'.I13:'grayscale 300x300 kompleksen motiv'.I15 'grayscale 300x300 kompleksen motiv'.J12:'grayscale 300x300 kompleksen motiv'.J12 'grayscale 300x300 kompleksen motiv'.J13:'grayscale 300x300 kompleksen motiv'.J15 'grayscale 300x300 kompleksen motiv'.K12:'grayscale 300x300 kompleksen motiv'.K12 'grayscale 300x300 kompleksen motiv'.K13:'grayscale 300x300 kompleksen motiv'.K15 'grayscale 300x300 kompleksen motiv'.L12:'grayscale 300x300 kompleksen motiv'.L12 'grayscale 300x300 kompleksen motiv'.L13:'grayscale 300x300 kompleksen motiv'.L15 'grayscale 300x300 kompleksen motiv'.M12:'grayscale 300x300 kompleksen motiv'.M12 'grayscale 300x300 kompleksen motiv'.M13:'grayscale 300x300 kompleksen motiv'.M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number-columns-repeated="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8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9851.4" calcext:value-type="float">
            <text:p>9,85E+03</text:p>
          </table:table-cell>
          <table:table-cell table:formula="of:=[.B5]/(300*300*(1-[.A5]))" office:value-type="float" office:value="0.1684" calcext:value-type="float">
            <text:p>0,1684</text:p>
          </table:table-cell>
          <table:table-cell office:value-type="float" office:value="35.39" calcext:value-type="float">
            <text:p>35,39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SVT preprost</text:p>
          </table:table-cell>
          <table:table-cell office:value-type="string" calcext:value-type="string">
            <text:p>SVT kompleksen</text:p>
          </table:table-cell>
          <table:table-cell office:value-type="string" calcext:value-type="string">
            <text:p>TNNM preprost</text:p>
          </table:table-cell>
          <table:table-cell office:value-type="string" calcext:value-type="string">
            <text:p>TNNM kompleksen</text:p>
          </table:table-cell>
          <table:table-cell table:style-name="ce5" office:value-type="string" calcext:value-type="string">
            <text:p>LMaFit preprost</text:p>
          </table:table-cell>
          <table:table-cell office:value-type="string" calcext:value-type="string">
            <text:p>LMaFit kompleksen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6856.8" calcext:value-type="float">
            <text:p>6,86E+03</text:p>
          </table:table-cell>
          <table:table-cell table:formula="of:=[.B6]/(300*300*(1-[.A6]))" office:value-type="float" office:value="0.138521212121212" calcext:value-type="float">
            <text:p>0,138521212121212</text:p>
          </table:table-cell>
          <table:table-cell office:value-type="float" office:value="49.81" calcext:value-type="float">
            <text:p>49,81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0.35" calcext:value-type="float">
            <text:p>0,35</text:p>
          </table:table-cell>
          <table:table-cell table:style-name="ce2" office:value-type="float" office:value="4912.5" calcext:value-type="float">
            <text:p>4,91E+03</text:p>
          </table:table-cell>
          <table:table-cell table:style-name="ce2" office:value-type="float" office:value="9851.4" calcext:value-type="float">
            <text:p>9,85E+03</text:p>
          </table:table-cell>
          <table:table-cell table:style-name="ce2" office:value-type="float" office:value="1513.8" calcext:value-type="float">
            <text:p>1,51E+03</text:p>
          </table:table-cell>
          <table:table-cell table:style-name="ce2" office:value-type="float" office:value="5768" calcext:value-type="float">
            <text:p>5,77E+03</text:p>
          </table:table-cell>
          <table:table-cell table:style-name="ce2" office:value-type="float" office:value="2256.5" calcext:value-type="float">
            <text:p>2,26E+03</text:p>
          </table:table-cell>
          <table:table-cell table:style-name="ce2" office:value-type="float" office:value="6624.7" calcext:value-type="float">
            <text:p>6,62E+03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4032.7" calcext:value-type="float">
            <text:p>4,03E+03</text:p>
          </table:table-cell>
          <table:table-cell table:formula="of:=[.B7]/(300*300*(1-[.A7]))" office:value-type="float" office:value="0.112019444444444" calcext:value-type="float">
            <text:p>0,112019444444444</text:p>
          </table:table-cell>
          <table:table-cell office:value-type="float" office:value="66.65" calcext:value-type="float">
            <text:p>66,65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0.45" calcext:value-type="float">
            <text:p>0,45</text:p>
          </table:table-cell>
          <table:table-cell table:style-name="ce2" office:value-type="float" office:value="2110.4" calcext:value-type="float">
            <text:p>2,11E+03</text:p>
          </table:table-cell>
          <table:table-cell table:style-name="ce2" office:value-type="float" office:value="6856.8" calcext:value-type="float">
            <text:p>6,86E+03</text:p>
          </table:table-cell>
          <table:table-cell table:style-name="ce2" office:value-type="float" office:value="1148.1" calcext:value-type="float">
            <text:p>1,15E+03</text:p>
          </table:table-cell>
          <table:table-cell table:style-name="ce2" office:value-type="float" office:value="4317" calcext:value-type="float">
            <text:p>4,32E+03</text:p>
          </table:table-cell>
          <table:table-cell table:style-name="ce2" office:value-type="float" office:value="1704.2" calcext:value-type="float">
            <text:p>1,70E+03</text:p>
          </table:table-cell>
          <table:table-cell table:style-name="ce2" office:value-type="float" office:value="5282.6" calcext:value-type="float">
            <text:p>5,28E+03</text:p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office:value-type="float" office:value="0.6" calcext:value-type="float">
            <text:p>0,6</text:p>
          </table:table-cell>
          <table:table-cell table:style-name="ce2" office:value-type="float" office:value="1029" calcext:value-type="float">
            <text:p>1,03E+03</text:p>
          </table:table-cell>
          <table:table-cell table:style-name="ce2" office:value-type="float" office:value="4032.7" calcext:value-type="float">
            <text:p>4,03E+03</text:p>
          </table:table-cell>
          <table:table-cell table:style-name="ce2" office:value-type="float" office:value="637.8261" calcext:value-type="float">
            <text:p>6,38E+02</text:p>
          </table:table-cell>
          <table:table-cell table:style-name="ce2" office:value-type="float" office:value="2921.3" calcext:value-type="float">
            <text:p>2,92E+03</text:p>
          </table:table-cell>
          <table:table-cell table:style-name="ce2" office:value-type="float" office:value="782.1129" calcext:value-type="float">
            <text:p>7,82E+02</text:p>
          </table:table-cell>
          <table:table-cell table:style-name="ce2" office:value-type="float" office:value="3831.8" calcext:value-type="float">
            <text:p>3,83E+0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6"/>
          <table:table-cell office:value-type="string" calcext:value-type="string">
            <text:p>SVT preprost</text:p>
          </table:table-cell>
          <table:table-cell office:value-type="string" calcext:value-type="string">
            <text:p>SVT kompleksen</text:p>
          </table:table-cell>
          <table:table-cell office:value-type="string" calcext:value-type="string">
            <text:p>TNNM preprost</text:p>
          </table:table-cell>
          <table:table-cell office:value-type="string" calcext:value-type="string">
            <text:p>TNNM kompleksen</text:p>
          </table:table-cell>
          <table:table-cell table:style-name="ce5" office:value-type="string" calcext:value-type="string">
            <text:p>LMaFit preprost</text:p>
          </table:table-cell>
          <table:table-cell office:value-type="string" calcext:value-type="string">
            <text:p>LMaFit kompleksen</text:p>
          </table:table-cell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155.07" calcext:value-type="float">
            <text:p>155,07</text:p>
          </table:table-cell>
          <table:table-cell office:value-type="float" office:value="35.39" calcext:value-type="float">
            <text:p>35,39</text:p>
          </table:table-cell>
          <table:table-cell office:value-type="float" office:value="51.73" calcext:value-type="float">
            <text:p>51,73</text:p>
          </table:table-cell>
          <table:table-cell office:value-type="float" office:value="32.03" calcext:value-type="float">
            <text:p>32,03</text:p>
          </table:table-cell>
          <table:table-cell office:value-type="float" office:value="2.7942" calcext:value-type="float">
            <text:p>2,7942</text:p>
          </table:table-cell>
          <table:table-cell office:value-type="float" office:value="10.235" calcext:value-type="float">
            <text:p>10,235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5768" calcext:value-type="float">
            <text:p>5,77E+03</text:p>
          </table:table-cell>
          <table:table-cell table:formula="of:=[.B14]/(300*300*(1-[.A14]))" office:value-type="float" office:value="0.0985982905982906" calcext:value-type="float">
            <text:p>0,0985982905982906</text:p>
          </table:table-cell>
          <table:table-cell office:value-type="float" office:value="32.03" calcext:value-type="float">
            <text:p>32,0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96" calcext:value-type="float">
            <text:p>296</text:p>
          </table:table-cell>
          <table:table-cell office:value-type="float" office:value="49.81" calcext:value-type="float">
            <text:p>49,81</text:p>
          </table:table-cell>
          <table:table-cell office:value-type="float" office:value="43" calcext:value-type="float">
            <text:p>43</text:p>
          </table:table-cell>
          <table:table-cell office:value-type="float" office:value="27.0884" calcext:value-type="float">
            <text:p>27,0884</text:p>
          </table:table-cell>
          <table:table-cell office:value-type="float" office:value="4.5304" calcext:value-type="float">
            <text:p>4,5304</text:p>
          </table:table-cell>
          <table:table-cell office:value-type="float" office:value="7.8233" calcext:value-type="float">
            <text:p>7,8233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4317" calcext:value-type="float">
            <text:p>4,32E+03</text:p>
          </table:table-cell>
          <table:table-cell table:formula="of:=[.B15]/(300*300*(1-[.A15]))" office:value-type="float" office:value="0.0872121212121212" calcext:value-type="float">
            <text:p>0,0872121212121212</text:p>
          </table:table-cell>
          <table:table-cell office:value-type="float" office:value="27.0884" calcext:value-type="float">
            <text:p>27,08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452.58" calcext:value-type="float">
            <text:p>452,58</text:p>
          </table:table-cell>
          <table:table-cell office:value-type="float" office:value="66.65" calcext:value-type="float">
            <text:p>66,65</text:p>
          </table:table-cell>
          <table:table-cell office:value-type="float" office:value="40.88" calcext:value-type="float">
            <text:p>40,88</text:p>
          </table:table-cell>
          <table:table-cell office:value-type="float" office:value="26.5418" calcext:value-type="float">
            <text:p>26,5418</text:p>
          </table:table-cell>
          <table:table-cell office:value-type="float" office:value="4.1445" calcext:value-type="float">
            <text:p>4,1445</text:p>
          </table:table-cell>
          <table:table-cell office:value-type="float" office:value="25.982" calcext:value-type="float">
            <text:p>25,982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2921.3" calcext:value-type="float">
            <text:p>2,92E+03</text:p>
          </table:table-cell>
          <table:table-cell table:formula="of:=[.B16]/(300*300*(1-[.A16]))" office:value-type="float" office:value="0.0811472222222222" calcext:value-type="float">
            <text:p>0,0811472222222222</text:p>
          </table:table-cell>
          <table:table-cell office:value-type="float" office:value="26.5418" calcext:value-type="float">
            <text:p>26,5418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office:value-type="string" calcext:value-type="string">
            <text:p>Uporabljen rang</text:p>
          </table:table-cell>
          <table:table-cell table:number-columns-repeated="7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6624.7" calcext:value-type="float">
            <text:p>6,62E+03</text:p>
          </table:table-cell>
          <table:table-cell table:formula="of:=[.B22]/(300*300*(1-[.A22]))" office:value-type="float" office:value="0.113242735042735" calcext:value-type="float">
            <text:p>0,113242735042735</text:p>
          </table:table-cell>
          <table:table-cell office:value-type="float" office:value="10.235" calcext:value-type="float">
            <text:p>10,235</text:p>
          </table:table-cell>
          <table:table-cell office:value-type="float" office:value="6845" calcext:value-type="float">
            <text:p>684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5282.6" calcext:value-type="float">
            <text:p>5,28E+03</text:p>
          </table:table-cell>
          <table:table-cell table:formula="of:=[.B23]/(300*300*(1-[.A23]))" office:value-type="float" office:value="0.106719191919192" calcext:value-type="float">
            <text:p>0,106719191919192</text:p>
          </table:table-cell>
          <table:table-cell office:value-type="float" office:value="7.8233" calcext:value-type="float">
            <text:p>7,8233</text:p>
          </table:table-cell>
          <table:table-cell office:value-type="float" office:value="4304" calcext:value-type="float">
            <text:p>4304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3831.8" calcext:value-type="float">
            <text:p>3,83E+03</text:p>
          </table:table-cell>
          <table:table-cell table:formula="of:=[.B24]/(300*300*(1-[.A24]))" office:value-type="float" office:value="0.106438888888889" calcext:value-type="float">
            <text:p>0,106438888888889</text:p>
          </table:table-cell>
          <table:table-cell office:value-type="float" office:value="25.982" calcext:value-type="float">
            <text:p>25,982</text:p>
          </table:table-cell>
          <table:table-cell office:value-type="float" office:value="8645" calcext:value-type="float">
            <text:p>8645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</table:table>
      <table:table table:name="barvna 300x300 preprost motiv" table:style-name="ta1">
        <table:table-column table:style-name="co13" table:default-cell-style-name="Default"/>
        <table:table-column table:style-name="co4" table:number-columns-repeated="4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16541" calcext:value-type="float">
            <text:p>1,65E+04</text:p>
          </table:table-cell>
          <table:table-cell table:formula="of:=[.B5]/(300*300*3*(1-[.A5]))" office:value-type="float" office:value="0.0942507122507123" calcext:value-type="float">
            <text:p>0,0942507122507123</text:p>
          </table:table-cell>
          <table:table-cell office:value-type="string" calcext:value-type="string">
            <text:p>289.23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6306.6" calcext:value-type="float">
            <text:p>6,31E+03</text:p>
          </table:table-cell>
          <table:table-cell table:formula="of:=[.B6]/(300*300*3*(1-[.A6]))" office:value-type="float" office:value="0.0424686868686869" calcext:value-type="float">
            <text:p>0,0424686868686869</text:p>
          </table:table-cell>
          <table:table-cell office:value-type="string" calcext:value-type="string">
            <text:p>677.39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2186.7" calcext:value-type="float">
            <text:p>2,19E+03</text:p>
          </table:table-cell>
          <table:table-cell table:formula="of:=[.B7]/(300*300*3*(1-[.A7]))" office:value-type="float" office:value="0.0202472222222222" calcext:value-type="float">
            <text:p>0,0202472222222222</text:p>
          </table:table-cell>
          <table:table-cell office:value-type="float" office:value="967" calcext:value-type="float">
            <text:p>967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9841.3" calcext:value-type="float">
            <text:p>9,84E+03</text:p>
          </table:table-cell>
          <table:table-cell table:formula="of:=[.B12]/(300*300*3*(1-[.A12]))" office:value-type="float" office:value="0.0560757834757835" calcext:value-type="float">
            <text:p>0,0560757834757835</text:p>
          </table:table-cell>
          <table:table-cell office:value-type="float" office:value="84.19" calcext:value-type="float">
            <text:p>84,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2539.2" calcext:value-type="float">
            <text:p>2,54E+03</text:p>
          </table:table-cell>
          <table:table-cell table:formula="of:=[.B13]/(300*300*3*(1-[.A13]))" office:value-type="float" office:value="0.0170989898989899" calcext:value-type="float">
            <text:p>0,0170989898989899</text:p>
          </table:table-cell>
          <table:table-cell office:value-type="float" office:value="73.7" calcext:value-type="float">
            <text:p>73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1070.1" calcext:value-type="float">
            <text:p>1,07E+03</text:p>
          </table:table-cell>
          <table:table-cell table:formula="of:=[.B14]/(300*300*3*(1-[.A14]))" office:value-type="float" office:value="0.00990833333333333" calcext:value-type="float">
            <text:p>0,00990833333333333</text:p>
          </table:table-cell>
          <table:table-cell office:value-type="float" office:value="44.7084" calcext:value-type="float">
            <text:p>44,7084</text:p>
          </table:table-cell>
          <table:table-cell office:value-type="float" office:value="4" calcext:value-type="float">
            <text:p>4</text:p>
          </table:table-cell>
        </table:table-row>
      </table:table>
      <table:table table:name="barvna 300x300 kompleksen motiv" table:style-name="ta1">
        <table:table-column table:style-name="co4" table:default-cell-style-name="Default"/>
        <table:table-column table:style-name="co4" table:default-cell-style-name="ce2"/>
        <table:table-column table:style-name="co4" table:number-columns-repeated="3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VT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tevilo znanih vrednosti</text:p>
          </table:table-cell>
          <table:table-cell table:style-name="Default"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16879" calcext:value-type="float">
            <text:p>1,69E+04</text:p>
          </table:table-cell>
          <table:table-cell table:formula="of:=[.B4]/(300*300*3*(1-[.A4]))" office:value-type="float" office:value="0.0961766381766382" calcext:value-type="float">
            <text:p>0,0961766381766382</text:p>
          </table:table-cell>
          <table:table-cell office:value-type="string" calcext:value-type="string">
            <text:p>260.61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11780" calcext:value-type="float">
            <text:p>1,18E+04</text:p>
          </table:table-cell>
          <table:table-cell table:formula="of:=[.B5]/(300*300*3*(1-[.A5]))" office:value-type="float" office:value="0.0793265993265993" calcext:value-type="float">
            <text:p>0,0793265993265993</text:p>
          </table:table-cell>
          <table:table-cell office:value-type="string" calcext:value-type="string">
            <text:p>332.62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6969.1" calcext:value-type="float">
            <text:p>6,97E+03</text:p>
          </table:table-cell>
          <table:table-cell table:formula="of:=[.B6]/(300*300*3*(1-[.A6]))" office:value-type="float" office:value="0.0645287037037037" calcext:value-type="float">
            <text:p>0,0645287037037037</text:p>
          </table:table-cell>
          <table:table-cell office:value-type="string" calcext:value-type="string">
            <text:p><text:s/>444.01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NNM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tevilo znanih vrednosti</text:p>
          </table:table-cell>
          <table:table-cell table:style-name="Default"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13784" calcext:value-type="float">
            <text:p>1,38E+04</text:p>
          </table:table-cell>
          <table:table-cell table:formula="of:=[.B11]/(300*300*3*(1-[.A11]))" office:value-type="float" office:value="0.0785413105413105" calcext:value-type="float">
            <text:p>0,0785413105413105</text:p>
          </table:table-cell>
          <table:table-cell office:value-type="string" calcext:value-type="string">
            <text:p>77.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8781.3" calcext:value-type="float">
            <text:p>8,78E+03</text:p>
          </table:table-cell>
          <table:table-cell table:formula="of:=[.B12]/(300*300*3*(1-[.A12]))" office:value-type="float" office:value="0.0591333333333333" calcext:value-type="float">
            <text:p>0,0591333333333333</text:p>
          </table:table-cell>
          <table:table-cell office:value-type="string" calcext:value-type="string">
            <text:p>63.07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5001.1" calcext:value-type="float">
            <text:p>5,00E+03</text:p>
          </table:table-cell>
          <table:table-cell table:formula="of:=[.B13]/(300*300*3*(1-[.A13]))" office:value-type="float" office:value="0.0463064814814815" calcext:value-type="float">
            <text:p>0,0463064814814815</text:p>
          </table:table-cell>
          <table:table-cell office:value-type="string" calcext:value-type="string">
            <text:p>56.17</text:p>
          </table:table-cell>
          <table:table-cell office:value-type="float" office:value="5" calcext:value-type="float">
            <text:p>5</text:p>
          </table:table-cell>
        </table:table-row>
      </table:table>
      <table:table table:name="Primerjava barv" table:style-name="ta1">
        <table:table-column table:style-name="co18" table:default-cell-style-name="Default"/>
        <table:table-column table:style-name="co4" table:number-columns-repeated="6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Enojna rekonstrukcija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3"/>
          <table:table-cell office:value-type="string" calcext:value-type="string">
            <text:p>SVT</text:p>
          </table:table-cell>
          <table:table-cell office:value-type="string" calcext:value-type="string">
            <text:p>TNNM</text:p>
          </table:table-cell>
          <table:table-cell office:value-type="string" calcext:value-type="string">
            <text:p>LMAFIT</text:p>
          </table:table-cell>
        </table:table-row>
        <table:table-row table:style-name="ro1">
          <table:table-cell office:value-type="string" calcext:value-type="string">
            <text:p>Enojna rekonstrukcija</text:p>
          </table:table-cell>
          <table:table-cell table:style-name="ce2" office:value-type="float" office:value="14953" calcext:value-type="float">
            <text:p>1,50E+04</text:p>
          </table:table-cell>
          <table:table-cell table:formula="of:=[.B5]/(300*300*3*(1-0.35))" office:value-type="float" office:value="0.0852022792022792" calcext:value-type="float">
            <text:p>0,0852022792022792</text:p>
          </table:table-cell>
          <table:table-cell office:value-type="float" office:value="352.07" calcext:value-type="float">
            <text:p>352,07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office:value-type="string" calcext:value-type="string">
            <text:p>Enojna rekonstrukcija</text:p>
          </table:table-cell>
          <table:table-cell table:style-name="ce2" office:value-type="float" office:value="14953" calcext:value-type="float">
            <text:p>1,50E+04</text:p>
          </table:table-cell>
          <table:table-cell table:style-name="ce2" office:value-type="float" office:value="9596.2" calcext:value-type="float">
            <text:p>9,60E+03</text:p>
          </table:table-cell>
          <table:table-cell table:style-name="ce2" office:value-type="float" office:value="11538" calcext:value-type="float">
            <text:p>1,15E+04</text:p>
          </table:table-cell>
        </table:table-row>
        <table:table-row table:style-name="ro1">
          <table:table-cell office:value-type="string" calcext:value-type="string">
            <text:p>Trojna rekonstrukcija</text:p>
          </table:table-cell>
          <table:table-cell table:style-name="ce2" office:value-type="float" office:value="16649" calcext:value-type="float">
            <text:p>1,66E+04</text:p>
          </table:table-cell>
          <table:table-cell table:formula="of:=[.B6]/(300*300*3*(1-0.35))" office:value-type="float" office:value="0.0948660968660969" calcext:value-type="float">
            <text:p>0,0948660968660969</text:p>
          </table:table-cell>
          <table:table-cell office:value-type="float" office:value="112.03" calcext:value-type="float">
            <text:p>112,03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Trojna rekonstrukcija</text:p>
          </table:table-cell>
          <table:table-cell table:style-name="ce2" office:value-type="float" office:value="16649" calcext:value-type="float">
            <text:p>1,66E+04</text:p>
          </table:table-cell>
          <table:table-cell table:style-name="ce2" office:value-type="float" office:value="9792.8" calcext:value-type="float">
            <text:p>9,79E+03</text:p>
          </table:table-cell>
          <table:table-cell table:style-name="ce2" office:value-type="float" office:value="11426" calcext:value-type="float">
            <text:p>1,14E+04</text:p>
          </table:table-cell>
        </table:table-row>
        <table:table-row table:style-name="ro1" table:number-rows-repeated="2">
          <table:table-cell/>
          <table:table-cell table:style-name="ce2"/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SVT</text:p>
          </table:table-cell>
          <table:table-cell office:value-type="string" calcext:value-type="string">
            <text:p>TNNM</text:p>
          </table:table-cell>
          <table:table-cell office:value-type="string" calcext:value-type="string">
            <text:p>LMAFIT</text:p>
          </table:table-cell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6"/>
          <table:table-cell office:value-type="string" calcext:value-type="string">
            <text:p>Enojna rekonstrukcija</text:p>
          </table:table-cell>
          <table:table-cell office:value-type="float" office:value="352.07" calcext:value-type="float">
            <text:p>352,07</text:p>
          </table:table-cell>
          <table:table-cell office:value-type="float" office:value="124.46" calcext:value-type="float">
            <text:p>124,46</text:p>
          </table:table-cell>
          <table:table-cell office:value-type="float" office:value="66.71" calcext:value-type="float">
            <text:p>66,71</text:p>
          </table:table-cell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  <table:table-cell office:value-type="string" calcext:value-type="string">
            <text:p>Trojna rekonstrukcija</text:p>
          </table:table-cell>
          <table:table-cell office:value-type="float" office:value="112.03" calcext:value-type="float">
            <text:p>112,03</text:p>
          </table:table-cell>
          <table:table-cell office:value-type="float" office:value="100.74" calcext:value-type="float">
            <text:p>100,74</text:p>
          </table:table-cell>
          <table:table-cell office:value-type="float" office:value="42.74" calcext:value-type="float">
            <text:p>42,74</text:p>
          </table:table-cell>
        </table:table-row>
        <table:table-row table:style-name="ro1">
          <table:table-cell office:value-type="string" calcext:value-type="string">
            <text:p>Enojna rekonstrukcija</text:p>
          </table:table-cell>
          <table:table-cell table:style-name="ce2" office:value-type="float" office:value="9596.2" calcext:value-type="float">
            <text:p>9,60E+03</text:p>
          </table:table-cell>
          <table:table-cell table:formula="of:=[.B12]/(300*300*3*(1-0.35))" office:value-type="float" office:value="0.0546792022792023" calcext:value-type="float">
            <text:p>0,0546792022792023</text:p>
          </table:table-cell>
          <table:table-cell office:value-type="float" office:value="124.46" calcext:value-type="float">
            <text:p>124,4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ojna rekonstrukcija</text:p>
          </table:table-cell>
          <table:table-cell table:style-name="ce2" office:value-type="float" office:value="9792.8" calcext:value-type="float">
            <text:p>9,79E+03</text:p>
          </table:table-cell>
          <table:table-cell table:formula="of:=[.B13]/(300*300*3*(1-0.35))" office:value-type="float" office:value="0.0557994301994302" calcext:value-type="float">
            <text:p>0,0557994301994302</text:p>
          </table:table-cell>
          <table:table-cell office:value-type="float" office:value="100.74" calcext:value-type="float">
            <text:p>100,7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ojna rekonstrukcija</text:p>
          </table:table-cell>
          <table:table-cell table:style-name="ce2" office:value-type="float" office:value="11538" calcext:value-type="float">
            <text:p>1,15E+04</text:p>
          </table:table-cell>
          <table:table-cell table:formula="of:=[.B19]/(300*300*3*(1-0.35))" office:value-type="float" office:value="0.0657435897435898" calcext:value-type="float">
            <text:p>0,0657435897435898</text:p>
          </table:table-cell>
          <table:table-cell office:value-type="float" office:value="66.71" calcext:value-type="float">
            <text:p>66,71</text:p>
          </table:table-cell>
          <table:table-cell office:value-type="float" office:value="10241" calcext:value-type="float">
            <text:p>102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ojna rekonstrukcija</text:p>
          </table:table-cell>
          <table:table-cell table:style-name="ce2" office:value-type="float" office:value="11426" calcext:value-type="float">
            <text:p>1,14E+04</text:p>
          </table:table-cell>
          <table:table-cell table:formula="of:=[.B20]/(300*300*3*(1-0.35))" office:value-type="float" office:value="0.0651054131054131" calcext:value-type="float">
            <text:p>0,0651054131054131</text:p>
          </table:table-cell>
          <table:table-cell office:value-type="float" office:value="42.74" calcext:value-type="float">
            <text:p>42,74</text:p>
          </table:table-cell>
          <table:table-cell office:value-type="float" office:value="9387" calcext:value-type="float">
            <text:p>9387</text:p>
          </table:table-cell>
          <table:table-cell table:number-columns-repeated="6"/>
        </table:table-row>
        <table:table-row table:style-name="ro1" table:number-rows-repeated="15">
          <table:table-cell table:number-columns-repeated="11"/>
        </table:table-row>
        <table:table-row table:style-name="ro1" table:number-rows-repeated="4">
          <table:table-cell/>
          <table:table-cell table:style-name="ce2"/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 table:number-rows-repeated="2">
          <table:table-cell/>
          <table:table-cell table:style-name="ce2"/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sl" fo:country="S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21:19:30.330000000</meta:creation-date>
    <dc:date>2023-07-04T18:38:10.185000000</dc:date>
    <meta:editing-duration>P1DT11M36S</meta:editing-duration>
    <meta:editing-cycles>26</meta:editing-cycles>
    <meta:generator>LibreOffice/7.5.2.2$Windows_X86_64 LibreOffice_project/53bb9681a964705cf672590721dbc85eb4d0c3a2</meta:generator>
    <meta:document-statistic meta:table-count="6" meta:cell-count="530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line" chart:style-name="ch1">
        <chart:legend chart:legend-position="end" svg:x="13.309cm" svg:y="3.706cm" style:legend-expansion="high" chart:style-name="ch2"/>
        <chart:plot-area chart:style-name="ch3" table:cell-range-address="'grayscale 1000x1000'.M6:'grayscale 1000x1000'.P8 'grayscale 1000x1000'.N5:'grayscale 1000x1000'.P5" chart:data-source-has-labels="both" svg:x="0.32cm" svg:y="0.18cm" svg:width="12.669cm" svg:height="8.646cm">
          <chart:coordinate-region svg:x="2.053cm" svg:y="0.379cm" svg:width="10.696cm" svg:height="7.8cm"/>
          <chart:axis chart:dimension="x" chart:name="primary-x" chart:style-name="ch4" chartooo:axis-type="auto">
            <chartooo:date-scale/>
            <chart:categories table:cell-range-address="'grayscale 1000x1000'.M6:'grayscale 1000x1000'.M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ayscale 1000x1000'.N6:'grayscale 1000x1000'.N8" chart:label-cell-address="'grayscale 1000x1000'.N5:'grayscale 1000x1000'.N5" chart:class="chart:line">
            <chart:data-point chart:repeated="3"/>
          </chart:series>
          <chart:series chart:style-name="ch8" chart:values-cell-range-address="'grayscale 1000x1000'.O6:'grayscale 1000x1000'.O8" chart:label-cell-address="'grayscale 1000x1000'.O5:'grayscale 1000x1000'.O5" chart:class="chart:line">
            <chart:data-point chart:repeated="3"/>
          </chart:series>
          <chart:series chart:style-name="ch9" chart:values-cell-range-address="'grayscale 1000x1000'.P6:'grayscale 1000x1000'.P8" chart:label-cell-address="'grayscale 1000x1000'.P5:'grayscale 1000x1000'.P5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</text:p>
                <draw:g>
                  <svg:desc>'grayscale 1000x1000'.N5:'grayscale 1000x1000'.N5</svg:desc>
                </draw:g>
              </table:table-cell>
              <table:table-cell office:value-type="string">
                <text:p>TNNM</text:p>
                <draw:g>
                  <svg:desc>'grayscale 1000x1000'.O5:'grayscale 1000x1000'.O5</svg:desc>
                </draw:g>
              </table:table-cell>
              <table:table-cell office:value-type="string">
                <text:p>LMAFIT </text:p>
                <draw:g>
                  <svg:desc>'grayscale 1000x1000'.P5:'grayscale 1000x1000'.P5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1000x1000'.M6:'grayscale 1000x1000'.M8</svg:desc>
                </draw:g>
              </table:table-cell>
              <table:table-cell office:value-type="float" office:value="46933">
                <text:p>46933</text:p>
                <draw:g>
                  <svg:desc>'grayscale 1000x1000'.N6:'grayscale 1000x1000'.N8</svg:desc>
                </draw:g>
              </table:table-cell>
              <table:table-cell office:value-type="float" office:value="7698.6">
                <text:p>7698.6</text:p>
                <draw:g>
                  <svg:desc>'grayscale 1000x1000'.O6:'grayscale 1000x1000'.O8</svg:desc>
                </draw:g>
              </table:table-cell>
              <table:table-cell office:value-type="float" office:value="8033.6">
                <text:p>8033.6</text:p>
                <draw:g>
                  <svg:desc>'grayscale 1000x1000'.P6:'grayscale 1000x1000'.P8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31460">
                <text:p>31460</text:p>
              </table:table-cell>
              <table:table-cell office:value-type="float" office:value="5297.4">
                <text:p>5297.4</text:p>
              </table:table-cell>
              <table:table-cell office:value-type="float" office:value="6402.5">
                <text:p>6402.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2450">
                <text:p>12450</text:p>
              </table:table-cell>
              <table:table-cell office:value-type="float" office:value="3583.2">
                <text:p>3583.2</text:p>
              </table:table-cell>
              <table:table-cell office:value-type="float" office:value="5347.8">
                <text:p>5347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line" chart:style-name="ch1">
        <chart:legend chart:legend-position="end" svg:x="13.31cm" svg:y="3.456cm" style:legend-expansion="high" chart:style-name="ch2"/>
        <chart:plot-area chart:style-name="ch3" table:cell-range-address="'grayscale 1000x1000'.M12:'grayscale 1000x1000'.Q14 'grayscale 1000x1000'.N11:'grayscale 1000x1000'.Q11" chart:data-source-has-labels="both" svg:x="0.32cm" svg:y="0.18cm" svg:width="12.67cm" svg:height="8.645cm">
          <chart:coordinate-region svg:x="1.312cm" svg:y="0.379cm" svg:width="11.438cm" svg:height="7.799cm"/>
          <chart:axis chart:dimension="x" chart:name="primary-x" chart:style-name="ch4" chartooo:axis-type="auto">
            <chartooo:date-scale/>
            <chart:categories table:cell-range-address="'grayscale 1000x1000'.M12:'grayscale 1000x1000'.M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yscale 1000x1000'.N12:'grayscale 1000x1000'.N14" chart:label-cell-address="'grayscale 1000x1000'.N11:'grayscale 1000x1000'.N11" chart:class="chart:line">
            <chart:data-point chart:repeated="3"/>
          </chart:series>
          <chart:series chart:style-name="ch7" chart:values-cell-range-address="'grayscale 1000x1000'.O12:'grayscale 1000x1000'.O14" chart:label-cell-address="'grayscale 1000x1000'.O11:'grayscale 1000x1000'.O11" chart:class="chart:line">
            <chart:data-point chart:repeated="3"/>
          </chart:series>
          <chart:series chart:style-name="ch8" chart:values-cell-range-address="'grayscale 1000x1000'.P12:'grayscale 1000x1000'.P14" chart:label-cell-address="'grayscale 1000x1000'.P11:'grayscale 1000x1000'.P11" chart:class="chart:line">
            <chart:data-point chart:repeated="3"/>
          </chart:series>
          <chart:series chart:style-name="ch9" chart:values-cell-range-address="'grayscale 1000x1000'.Q12:'grayscale 1000x1000'.Q14" chart:label-cell-address="'grayscale 1000x1000'.Q11:'grayscale 1000x1000'.Q1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</text:p>
                <draw:g>
                  <svg:desc>'grayscale 1000x1000'.N11:'grayscale 1000x1000'.N11</svg:desc>
                </draw:g>
              </table:table-cell>
              <table:table-cell office:value-type="string">
                <text:p>TNNM</text:p>
                <draw:g>
                  <svg:desc>'grayscale 1000x1000'.O11:'grayscale 1000x1000'.O11</svg:desc>
                </draw:g>
              </table:table-cell>
              <table:table-cell office:value-type="string">
                <text:p>LMAFIT </text:p>
                <draw:g>
                  <svg:desc>'grayscale 1000x1000'.P11:'grayscale 1000x1000'.P11</svg:desc>
                </draw:g>
              </table:table-cell>
              <table:table-cell office:value-type="string">
                <text:p>ASD</text:p>
                <draw:g>
                  <svg:desc>'grayscale 1000x1000'.Q11:'grayscale 1000x1000'.Q11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1000x1000'.M12:'grayscale 1000x1000'.M14</svg:desc>
                </draw:g>
              </table:table-cell>
              <table:table-cell office:value-type="float" office:value="338.4">
                <text:p>338.4</text:p>
                <draw:g>
                  <svg:desc>'grayscale 1000x1000'.N12:'grayscale 1000x1000'.N14</svg:desc>
                </draw:g>
              </table:table-cell>
              <table:table-cell office:value-type="float" office:value="824">
                <text:p>824</text:p>
                <draw:g>
                  <svg:desc>'grayscale 1000x1000'.O12:'grayscale 1000x1000'.O14</svg:desc>
                </draw:g>
              </table:table-cell>
              <table:table-cell office:value-type="float" office:value="234.73">
                <text:p>234.73</text:p>
                <draw:g>
                  <svg:desc>'grayscale 1000x1000'.P12:'grayscale 1000x1000'.P14</svg:desc>
                </draw:g>
              </table:table-cell>
              <table:table-cell office:value-type="float" office:value="1012">
                <text:p>1012</text:p>
                <draw:g>
                  <svg:desc>'grayscale 1000x1000'.Q12:'grayscale 1000x1000'.Q14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510.3">
                <text:p>510.3</text:p>
              </table:table-cell>
              <table:table-cell office:value-type="float" office:value="497.51">
                <text:p>497.51</text:p>
              </table:table-cell>
              <table:table-cell office:value-type="float" office:value="341.9055">
                <text:p>341.9055</text:p>
              </table:table-cell>
              <table:table-cell office:value-type="float" office:value="328.32">
                <text:p>328.3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673.8">
                <text:p>1673.8</text:p>
              </table:table-cell>
              <table:table-cell office:value-type="float" office:value="349.75">
                <text:p>349.75</text:p>
              </table:table-cell>
              <table:table-cell office:value-type="float" office:value="48.3124">
                <text:p>48.312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4cm" svg:y="2.956cm" style:legend-expansion="high" chart:style-name="ch2"/>
        <chart:plot-area chart:style-name="ch3" table:cell-range-address="'grayscale 300x300 kompleksen motiv'.G5:'grayscale 300x300 kompleksen motiv'.M8" chart:data-source-has-labels="both" svg:x="0.32cm" svg:y="0.18cm" svg:width="11cm" svg:height="8.64cm">
          <chart:coordinate-region svg:x="2.053cm" svg:y="0.379cm" svg:width="9.027cm" svg:height="7.794cm"/>
          <chart:axis chart:dimension="x" chart:name="primary-x" chart:style-name="ch4" chartooo:axis-type="auto">
            <chartooo:date-scale/>
            <chart:categories table:cell-range-address="'grayscale 300x300 kompleksen motiv'.G6:'grayscale 300x300 kompleksen motiv'.G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ayscale 300x300 kompleksen motiv'.H6:'grayscale 300x300 kompleksen motiv'.H8" chart:label-cell-address="'grayscale 300x300 kompleksen motiv'.H5:'grayscale 300x300 kompleksen motiv'.H5" chart:class="chart:line">
            <chart:data-point chart:repeated="3"/>
          </chart:series>
          <chart:series chart:style-name="ch8" chart:values-cell-range-address="'grayscale 300x300 kompleksen motiv'.I6:'grayscale 300x300 kompleksen motiv'.I8" chart:label-cell-address="'grayscale 300x300 kompleksen motiv'.I5:'grayscale 300x300 kompleksen motiv'.I5" chart:class="chart:line">
            <chart:data-point chart:repeated="3"/>
          </chart:series>
          <chart:series chart:style-name="ch9" chart:values-cell-range-address="'grayscale 300x300 kompleksen motiv'.J6:'grayscale 300x300 kompleksen motiv'.J8" chart:label-cell-address="'grayscale 300x300 kompleksen motiv'.J5:'grayscale 300x300 kompleksen motiv'.J5" chart:class="chart:line">
            <chart:data-point chart:repeated="3"/>
          </chart:series>
          <chart:series chart:style-name="ch10" chart:values-cell-range-address="'grayscale 300x300 kompleksen motiv'.K6:'grayscale 300x300 kompleksen motiv'.K8" chart:label-cell-address="'grayscale 300x300 kompleksen motiv'.K5:'grayscale 300x300 kompleksen motiv'.K5" chart:class="chart:line">
            <chart:data-point chart:repeated="3"/>
          </chart:series>
          <chart:series chart:style-name="ch11" chart:values-cell-range-address="'grayscale 300x300 kompleksen motiv'.L6:'grayscale 300x300 kompleksen motiv'.L8" chart:label-cell-address="'grayscale 300x300 kompleksen motiv'.L5:'grayscale 300x300 kompleksen motiv'.L5" chart:class="chart:line">
            <chart:data-point chart:repeated="3"/>
          </chart:series>
          <chart:series chart:style-name="ch12" chart:values-cell-range-address="'grayscale 300x300 kompleksen motiv'.M6:'grayscale 300x300 kompleksen motiv'.M8" chart:label-cell-address="'grayscale 300x300 kompleksen motiv'.M5:'grayscale 300x300 kompleksen motiv'.M5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 preprost</text:p>
                <draw:g>
                  <svg:desc>'grayscale 300x300 kompleksen motiv'.H5:'grayscale 300x300 kompleksen motiv'.H5</svg:desc>
                </draw:g>
              </table:table-cell>
              <table:table-cell office:value-type="string">
                <text:p>SVT kompleksen</text:p>
                <draw:g>
                  <svg:desc>'grayscale 300x300 kompleksen motiv'.I5:'grayscale 300x300 kompleksen motiv'.I5</svg:desc>
                </draw:g>
              </table:table-cell>
              <table:table-cell office:value-type="string">
                <text:p>TNNM preprost</text:p>
                <draw:g>
                  <svg:desc>'grayscale 300x300 kompleksen motiv'.J5:'grayscale 300x300 kompleksen motiv'.J5</svg:desc>
                </draw:g>
              </table:table-cell>
              <table:table-cell office:value-type="string">
                <text:p>TNNM kompleksen</text:p>
                <draw:g>
                  <svg:desc>'grayscale 300x300 kompleksen motiv'.K5:'grayscale 300x300 kompleksen motiv'.K5</svg:desc>
                </draw:g>
              </table:table-cell>
              <table:table-cell office:value-type="string">
                <text:p>LMaFit preprost</text:p>
                <draw:g>
                  <svg:desc>'grayscale 300x300 kompleksen motiv'.L5:'grayscale 300x300 kompleksen motiv'.L5</svg:desc>
                </draw:g>
              </table:table-cell>
              <table:table-cell office:value-type="string">
                <text:p>LMaFit kompleksen</text:p>
                <draw:g>
                  <svg:desc>'grayscale 300x300 kompleksen motiv'.M5:'grayscale 300x300 kompleksen motiv'.M5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300x300 kompleksen motiv'.G6:'grayscale 300x300 kompleksen motiv'.G8</svg:desc>
                </draw:g>
              </table:table-cell>
              <table:table-cell office:value-type="float" office:value="4912.5">
                <text:p>4912.5</text:p>
                <draw:g>
                  <svg:desc>'grayscale 300x300 kompleksen motiv'.H6:'grayscale 300x300 kompleksen motiv'.H8</svg:desc>
                </draw:g>
              </table:table-cell>
              <table:table-cell office:value-type="float" office:value="9851.4">
                <text:p>9851.4</text:p>
                <draw:g>
                  <svg:desc>'grayscale 300x300 kompleksen motiv'.I6:'grayscale 300x300 kompleksen motiv'.I8</svg:desc>
                </draw:g>
              </table:table-cell>
              <table:table-cell office:value-type="float" office:value="1513.8">
                <text:p>1513.8</text:p>
                <draw:g>
                  <svg:desc>'grayscale 300x300 kompleksen motiv'.J6:'grayscale 300x300 kompleksen motiv'.J8</svg:desc>
                </draw:g>
              </table:table-cell>
              <table:table-cell office:value-type="float" office:value="5768">
                <text:p>5768</text:p>
                <draw:g>
                  <svg:desc>'grayscale 300x300 kompleksen motiv'.K6:'grayscale 300x300 kompleksen motiv'.K8</svg:desc>
                </draw:g>
              </table:table-cell>
              <table:table-cell office:value-type="float" office:value="2256.5">
                <text:p>2256.5</text:p>
                <draw:g>
                  <svg:desc>'grayscale 300x300 kompleksen motiv'.L6:'grayscale 300x300 kompleksen motiv'.L8</svg:desc>
                </draw:g>
              </table:table-cell>
              <table:table-cell office:value-type="float" office:value="6624.7">
                <text:p>6624.7</text:p>
                <draw:g>
                  <svg:desc>'grayscale 300x300 kompleksen motiv'.M6:'grayscale 300x300 kompleksen motiv'.M8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110.4">
                <text:p>2110.4</text:p>
              </table:table-cell>
              <table:table-cell office:value-type="float" office:value="6856.8">
                <text:p>6856.8</text:p>
              </table:table-cell>
              <table:table-cell office:value-type="float" office:value="1148.1">
                <text:p>1148.1</text:p>
              </table:table-cell>
              <table:table-cell office:value-type="float" office:value="4317">
                <text:p>4317</text:p>
              </table:table-cell>
              <table:table-cell office:value-type="float" office:value="1704.2">
                <text:p>1704.2</text:p>
              </table:table-cell>
              <table:table-cell office:value-type="float" office:value="5282.6">
                <text:p>5282.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029">
                <text:p>1029</text:p>
              </table:table-cell>
              <table:table-cell office:value-type="float" office:value="4032.7">
                <text:p>4032.7</text:p>
              </table:table-cell>
              <table:table-cell office:value-type="float" office:value="637.8261">
                <text:p>637.8261</text:p>
              </table:table-cell>
              <table:table-cell office:value-type="float" office:value="2921.3">
                <text:p>2921.3</text:p>
              </table:table-cell>
              <table:table-cell office:value-type="float" office:value="782.1129">
                <text:p>782.1129</text:p>
              </table:table-cell>
              <table:table-cell office:value-type="float" office:value="3831.8">
                <text:p>3831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4cm" svg:y="2.956cm" style:legend-expansion="high" chart:style-name="ch2"/>
        <chart:plot-area chart:style-name="ch3" table:cell-range-address="'grayscale 300x300 kompleksen motiv'.G12:'grayscale 300x300 kompleksen motiv'.M15" chart:data-source-has-labels="both" svg:x="0.32cm" svg:y="0.18cm" svg:width="11cm" svg:height="8.64cm">
          <chart:coordinate-region svg:x="1.127cm" svg:y="0.379cm" svg:width="9.953cm" svg:height="7.794cm"/>
          <chart:axis chart:dimension="x" chart:name="primary-x" chart:style-name="ch4" chartooo:axis-type="auto">
            <chartooo:date-scale/>
            <chart:categories table:cell-range-address="'grayscale 300x300 kompleksen motiv'.G13:'grayscale 300x300 kompleksen motiv'.G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yscale 300x300 kompleksen motiv'.H13:'grayscale 300x300 kompleksen motiv'.H15" chart:label-cell-address="'grayscale 300x300 kompleksen motiv'.H12:'grayscale 300x300 kompleksen motiv'.H12" chart:class="chart:line">
            <chart:data-point chart:repeated="3"/>
          </chart:series>
          <chart:series chart:style-name="ch7" chart:values-cell-range-address="'grayscale 300x300 kompleksen motiv'.I13:'grayscale 300x300 kompleksen motiv'.I15" chart:label-cell-address="'grayscale 300x300 kompleksen motiv'.I12:'grayscale 300x300 kompleksen motiv'.I12" chart:class="chart:line">
            <chart:data-point chart:repeated="3"/>
          </chart:series>
          <chart:series chart:style-name="ch8" chart:values-cell-range-address="'grayscale 300x300 kompleksen motiv'.J13:'grayscale 300x300 kompleksen motiv'.J15" chart:label-cell-address="'grayscale 300x300 kompleksen motiv'.J12:'grayscale 300x300 kompleksen motiv'.J12" chart:class="chart:line">
            <chart:data-point chart:repeated="3"/>
          </chart:series>
          <chart:series chart:style-name="ch9" chart:values-cell-range-address="'grayscale 300x300 kompleksen motiv'.K13:'grayscale 300x300 kompleksen motiv'.K15" chart:label-cell-address="'grayscale 300x300 kompleksen motiv'.K12:'grayscale 300x300 kompleksen motiv'.K12" chart:class="chart:line">
            <chart:data-point chart:repeated="3"/>
          </chart:series>
          <chart:series chart:style-name="ch10" chart:values-cell-range-address="'grayscale 300x300 kompleksen motiv'.L13:'grayscale 300x300 kompleksen motiv'.L15" chart:label-cell-address="'grayscale 300x300 kompleksen motiv'.L12:'grayscale 300x300 kompleksen motiv'.L12" chart:class="chart:line">
            <chart:data-point chart:repeated="3"/>
          </chart:series>
          <chart:series chart:style-name="ch11" chart:values-cell-range-address="'grayscale 300x300 kompleksen motiv'.M13:'grayscale 300x300 kompleksen motiv'.M15" chart:label-cell-address="'grayscale 300x300 kompleksen motiv'.M12:'grayscale 300x300 kompleksen motiv'.M12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 preprost</text:p>
                <draw:g>
                  <svg:desc>'grayscale 300x300 kompleksen motiv'.H12:'grayscale 300x300 kompleksen motiv'.H12</svg:desc>
                </draw:g>
              </table:table-cell>
              <table:table-cell office:value-type="string">
                <text:p>SVT kompleksen</text:p>
                <draw:g>
                  <svg:desc>'grayscale 300x300 kompleksen motiv'.I12:'grayscale 300x300 kompleksen motiv'.I12</svg:desc>
                </draw:g>
              </table:table-cell>
              <table:table-cell office:value-type="string">
                <text:p>TNNM preprost</text:p>
                <draw:g>
                  <svg:desc>'grayscale 300x300 kompleksen motiv'.J12:'grayscale 300x300 kompleksen motiv'.J12</svg:desc>
                </draw:g>
              </table:table-cell>
              <table:table-cell office:value-type="string">
                <text:p>TNNM kompleksen</text:p>
                <draw:g>
                  <svg:desc>'grayscale 300x300 kompleksen motiv'.K12:'grayscale 300x300 kompleksen motiv'.K12</svg:desc>
                </draw:g>
              </table:table-cell>
              <table:table-cell office:value-type="string">
                <text:p>LMaFit preprost</text:p>
                <draw:g>
                  <svg:desc>'grayscale 300x300 kompleksen motiv'.L12:'grayscale 300x300 kompleksen motiv'.L12</svg:desc>
                </draw:g>
              </table:table-cell>
              <table:table-cell office:value-type="string">
                <text:p>LMaFit kompleksen</text:p>
                <draw:g>
                  <svg:desc>'grayscale 300x300 kompleksen motiv'.M12:'grayscale 300x300 kompleksen motiv'.M12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300x300 kompleksen motiv'.G13:'grayscale 300x300 kompleksen motiv'.G15</svg:desc>
                </draw:g>
              </table:table-cell>
              <table:table-cell office:value-type="float" office:value="155.07">
                <text:p>155.07</text:p>
                <draw:g>
                  <svg:desc>'grayscale 300x300 kompleksen motiv'.H13:'grayscale 300x300 kompleksen motiv'.H15</svg:desc>
                </draw:g>
              </table:table-cell>
              <table:table-cell office:value-type="float" office:value="35.39">
                <text:p>35.39</text:p>
                <draw:g>
                  <svg:desc>'grayscale 300x300 kompleksen motiv'.I13:'grayscale 300x300 kompleksen motiv'.I15</svg:desc>
                </draw:g>
              </table:table-cell>
              <table:table-cell office:value-type="float" office:value="51.73">
                <text:p>51.73</text:p>
                <draw:g>
                  <svg:desc>'grayscale 300x300 kompleksen motiv'.J13:'grayscale 300x300 kompleksen motiv'.J15</svg:desc>
                </draw:g>
              </table:table-cell>
              <table:table-cell office:value-type="float" office:value="32.03">
                <text:p>32.03</text:p>
                <draw:g>
                  <svg:desc>'grayscale 300x300 kompleksen motiv'.K13:'grayscale 300x300 kompleksen motiv'.K15</svg:desc>
                </draw:g>
              </table:table-cell>
              <table:table-cell office:value-type="float" office:value="2.7942">
                <text:p>2.7942</text:p>
                <draw:g>
                  <svg:desc>'grayscale 300x300 kompleksen motiv'.L13:'grayscale 300x300 kompleksen motiv'.L15</svg:desc>
                </draw:g>
              </table:table-cell>
              <table:table-cell office:value-type="float" office:value="10.235">
                <text:p>10.235</text:p>
                <draw:g>
                  <svg:desc>'grayscale 300x300 kompleksen motiv'.M13:'grayscale 300x300 kompleksen motiv'.M15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96">
                <text:p>296</text:p>
              </table:table-cell>
              <table:table-cell office:value-type="float" office:value="49.81">
                <text:p>49.81</text:p>
              </table:table-cell>
              <table:table-cell office:value-type="float" office:value="43">
                <text:p>43</text:p>
              </table:table-cell>
              <table:table-cell office:value-type="float" office:value="27.0884">
                <text:p>27.0884</text:p>
              </table:table-cell>
              <table:table-cell office:value-type="float" office:value="4.5304">
                <text:p>4.5304</text:p>
              </table:table-cell>
              <table:table-cell office:value-type="float" office:value="7.8233">
                <text:p>7.823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452.58">
                <text:p>452.58</text:p>
              </table:table-cell>
              <table:table-cell office:value-type="float" office:value="66.65">
                <text:p>66.65</text:p>
              </table:table-cell>
              <table:table-cell office:value-type="float" office:value="40.88">
                <text:p>40.88</text:p>
              </table:table-cell>
              <table:table-cell office:value-type="float" office:value="26.5418">
                <text:p>26.5418</text:p>
              </table:table-cell>
              <table:table-cell office:value-type="float" office:value="4.1445">
                <text:p>4.1445</text:p>
              </table:table-cell>
              <table:table-cell office:value-type="float" office:value="25.982">
                <text:p>25.9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